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mply Move a Single Thing=</text:p>
      <text:p text:style-name="Standard"/>
      <text:p text:style-name="Standard">Just move one or the other. Moving both is unnecessarily complex for our functional objectives.</text:p>
      <text:p text:style-name="Standard"/>
      <text:p text:style-name="Standard">=Easy to Push Things Down=</text:p>
      <text:p text:style-name="Standard"/>
      <text:p text:style-name="Standard">Especially if the moving motion is manually performed, it's easier to push down on something because gravitational forces reinforce downward motion. So whatever moves should move down.</text:p>
      <text:p text:style-name="Standard"/>
      <text:p text:style-name="Standard">=Dangerous Fall Hazards=</text:p>
      <text:p text:style-name="Standard"/>
      <text:p text:style-name="Standard">Assume the material is selected to move toward the blade. If the material is moving down toward the blade, then the blade must be exposed at its top. It is much more likely to fall and get hurt by a blade if it is exposed on the top rather than on the bottom.</text:p>
      <text:p text:style-name="Standard"/>
      <text:p text:style-name="Standard">=Impractical Mounting Dimensions=</text:p>
      <text:p text:style-name="Standard"/>
      <text:p text:style-name="Standard">Assume the material is selected to move toward the blade, and that the material is placed into the clamp from above. When the blade cuts the material, the blade will have to cross a lot of the important frame locations for whatever is holding the material. </text:p>
      <text:p text:style-name="Standard"/>
      <text:p text:style-name="Standard">=Non-ergonomic Mounting Style=</text:p>
      <text:p text:style-name="Standard"/>
      <text:p text:style-name="Standard">Assume the material is selected to move toward the blade, and that the material is placed into the clamp from below. From below? Having to hold a heavy material in place while activating the clamp is difficult.</text:p>
      <text:p text:style-name="Standard"/>
      <text:p text:style-name="Standard">=Conclusion=</text:p>
      <text:p text:style-name="Standard"/>
      <text:p text:style-name="Standard">The blade moves downward toward the mate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6T22:43:58.05</meta:creation-date>
    <meta:document-statistic meta:table-count="0" meta:image-count="0" meta:object-count="0" meta:page-count="1" meta:paragraph-count="12" meta:word-count="205" meta:character-count="1203"/>
    <dc:date>2012-07-06T22:44:22.94</dc:date>
    <meta:editing-duration>PT26S</meta:editing-duration>
    <meta:editing-cycles>1</meta:editing-cycles>
    <meta:generator>LibreOffice/3.3$Win32 LibreOffice_project/330m19$Build-202</meta:generator>
  </office:meta>
</office:document-meta>
</file>